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dd1" officeooo:paragraph-rsid="001f8dd1"/>
    </style:style>
    <style:style style:name="P2" style:family="paragraph" style:parent-style-name="Standard" style:list-style-name="L1">
      <style:text-properties officeooo:rsid="001f8dd1" officeooo:paragraph-rsid="001f8dd1"/>
    </style:style>
    <style:style style:name="P3" style:family="paragraph" style:parent-style-name="Standard" style:list-style-name="L2">
      <style:text-properties officeooo:rsid="001f8dd1" officeooo:paragraph-rsid="001f8d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itle1</text:p>
      <text:p text:style-name="P1">This a paragraph of style text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9:07:58.217702947</meta:creation-date>
    <dc:date>2015-04-10T19:19:32.900430554</dc:date>
    <meta:editing-duration>PT11M3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10" meta:character-count="48" meta:non-whitespace-character-count="40"/>
  </office:meta>
</office:document-meta>
</file>